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text-properties fo:font-size="11pt" style:font-size-asian="11pt" style:font-size-complex="11pt"/>
    </style:style>
    <style:style style:name="P2" style:family="paragraph" style:parent-style-name="Heading_20_4">
      <style:text-properties fo:font-size="11pt" officeooo:paragraph-rsid="003a36db" style:font-size-asian="11pt" style:font-size-complex="11pt"/>
    </style:style>
    <style:style style:name="P3" style:family="paragraph" style:parent-style-name="Heading_20_4">
      <style:text-properties style:font-name="Clear Sans" fo:font-size="11pt" style:font-size-asian="11pt" style:font-size-complex="11pt"/>
    </style:style>
    <style:style style:name="P4" style:family="paragraph" style:parent-style-name="Horizontal_20_Line">
      <style:text-properties fo:font-size="11pt" style:font-size-asian="11pt" style:font-size-complex="11pt"/>
    </style:style>
    <style:style style:name="P5" style:family="paragraph" style:parent-style-name="Quotations">
      <style:text-properties fo:font-size="11pt" style:font-size-asian="11pt" style:font-size-complex="11pt"/>
    </style:style>
    <style:style style:name="P6" style:family="paragraph" style:parent-style-name="Quotations">
      <style:text-properties fo:font-size="11pt" officeooo:paragraph-rsid="00338072" style:font-size-asian="11pt" style:font-size-complex="11pt"/>
    </style:style>
    <style:style style:name="P7" style:family="paragraph" style:parent-style-name="Quotations">
      <style:text-properties fo:font-size="9pt" officeooo:paragraph-rsid="00338072" style:font-size-asian="9pt" style:font-size-complex="9pt"/>
    </style:style>
    <style:style style:name="P8" style:family="paragraph" style:parent-style-name="Quotations">
      <style:text-properties style:font-name="Linux Libertine G" fo:font-size="11pt" officeooo:paragraph-rsid="003a36db" style:font-size-asian="11pt" style:font-size-complex="11pt"/>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font-size="11pt" officeooo:paragraph-rsid="0008654a" style:font-size-asian="11pt" style:font-size-complex="11pt"/>
    </style:style>
    <style:style style:name="P11" style:family="paragraph" style:parent-style-name="Text_20_body">
      <style:text-properties officeooo:paragraph-rsid="001328a0"/>
    </style:style>
    <style:style style:name="P12" style:family="paragraph" style:parent-style-name="Text_20_body">
      <style:text-properties officeooo:paragraph-rsid="0023006c"/>
    </style:style>
    <style:style style:name="P13" style:family="paragraph" style:parent-style-name="Text_20_body">
      <style:text-properties officeooo:rsid="002730ad" officeooo:paragraph-rsid="002a48af"/>
    </style:style>
    <style:style style:name="P14" style:family="paragraph" style:parent-style-name="Text_20_body">
      <style:text-properties officeooo:paragraph-rsid="0030a14c"/>
    </style:style>
    <style:style style:name="P15" style:family="paragraph" style:parent-style-name="Text_20_body">
      <style:text-properties officeooo:rsid="0031465c" officeooo:paragraph-rsid="0031465c"/>
    </style:style>
    <style:style style:name="P16" style:family="paragraph" style:parent-style-name="Text_20_body">
      <style:text-properties officeooo:paragraph-rsid="0031465c"/>
    </style:style>
    <style:style style:name="P17" style:family="paragraph" style:parent-style-name="Text_20_body">
      <style:text-properties officeooo:paragraph-rsid="0039527e"/>
    </style:style>
    <style:style style:name="P18" style:family="paragraph" style:parent-style-name="Text_20_body">
      <style:paragraph-properties fo:margin-left="1.251cm" fo:margin-right="0cm" fo:text-indent="0cm" style:auto-text-indent="false"/>
      <style:text-properties officeooo:paragraph-rsid="00127489"/>
    </style:style>
    <style:style style:name="P19" style:family="paragraph" style:parent-style-name="Text_20_body">
      <style:paragraph-properties fo:margin-left="1.251cm" fo:margin-right="0cm" fo:text-indent="0cm" style:auto-text-indent="false"/>
      <style:text-properties style:font-name="Clear Sans" fo:font-size="11pt" fo:font-style="italic" officeooo:rsid="0023006c" officeooo:paragraph-rsid="0023006c" style:font-size-asian="11pt" style:font-style-asian="italic" style:font-size-complex="11pt" style:font-style-complex="italic"/>
    </style:style>
    <style:style style:name="P20" style:family="paragraph" style:parent-style-name="Text_20_body">
      <style:paragraph-properties fo:margin-left="1.251cm" fo:margin-right="0cm" fo:text-indent="0cm" style:auto-text-indent="false"/>
      <style:text-properties style:font-name="Clear Sans" fo:font-size="9pt" fo:font-style="normal" officeooo:rsid="0039527e" officeooo:paragraph-rsid="0039527e" style:font-size-asian="9pt" style:font-style-asian="normal" style:font-size-complex="9pt" style:font-style-complex="normal"/>
    </style:style>
    <style:style style:name="P21" style:family="paragraph" style:parent-style-name="Heading_20_2">
      <style:text-properties style:font-name="Clear Sans" fo:font-size="11pt" style:font-size-asian="11pt" style:font-size-complex="11pt"/>
    </style:style>
    <style:style style:name="P22" style:family="paragraph" style:parent-style-name="Heading_20_1">
      <style:text-properties style:font-name="Clear Sans" fo:font-size="11pt" fo:font-weight="normal" officeooo:rsid="001328a0" officeooo:paragraph-rsid="001328a0" style:font-size-asian="11pt" style:font-weight-asian="normal" style:font-size-complex="11pt" style:font-weight-complex="normal"/>
    </style:style>
    <style:style style:name="P23" style:family="paragraph" style:parent-style-name="Heading_20_1">
      <style:paragraph-properties fo:text-align="end" style:justify-single-word="false"/>
      <style:text-properties style:font-name="Clear Sans" fo:font-size="11pt" fo:font-weight="normal" officeooo:rsid="001328a0" officeooo:paragraph-rsid="001328a0" style:font-size-asian="11pt" style:font-weight-asian="normal" style:font-size-complex="11pt" style:font-weight-complex="normal"/>
    </style:style>
    <style:style style:name="P24" style:family="paragraph" style:parent-style-name="Quotations">
      <style:paragraph-properties fo:margin-left="0cm" fo:margin-right="1cm" fo:text-indent="0cm" style:auto-text-indent="false"/>
      <style:text-properties officeooo:paragraph-rsid="0014eeb5"/>
    </style:style>
    <style:style style:name="P25" style:family="paragraph" style:parent-style-name="Quotations">
      <style:paragraph-properties fo:margin-left="0cm" fo:margin-right="1cm" fo:text-indent="0cm" style:auto-text-indent="false"/>
      <style:text-properties officeooo:paragraph-rsid="0016a516"/>
    </style:style>
    <style:style style:name="P26" style:family="paragraph" style:parent-style-name="Quotations">
      <style:paragraph-properties fo:margin-left="0cm" fo:margin-right="1cm" fo:text-indent="0cm" style:auto-text-indent="false"/>
      <style:text-properties officeooo:rsid="0016a516" officeooo:paragraph-rsid="0016a516"/>
    </style:style>
    <style:style style:name="P27" style:family="paragraph" style:parent-style-name="Quotations">
      <style:paragraph-properties fo:margin-left="0cm" fo:margin-right="1cm" fo:text-indent="0cm" style:auto-text-indent="false"/>
      <style:text-properties officeooo:rsid="0016c1fd" officeooo:paragraph-rsid="001ac9d5"/>
    </style:style>
    <style:style style:name="P28" style:family="paragraph" style:parent-style-name="Quotations">
      <style:paragraph-properties fo:margin-left="0cm" fo:margin-right="1cm" fo:text-indent="0cm" style:auto-text-indent="false"/>
      <style:text-properties officeooo:paragraph-rsid="001ac9d5"/>
    </style:style>
    <style:style style:name="P29" style:family="paragraph" style:parent-style-name="Quotations">
      <style:paragraph-properties fo:margin-left="0cm" fo:margin-right="1cm" fo:text-indent="0cm" style:auto-text-indent="false"/>
      <style:text-properties officeooo:paragraph-rsid="00330a37"/>
    </style:style>
    <style:style style:name="P30" style:family="paragraph" style:parent-style-name="Quotations">
      <style:text-properties fo:font-size="11pt" officeooo:paragraph-rsid="004050a2" style:font-size-asian="11pt" style:font-size-complex="11pt"/>
    </style:style>
    <style:style style:name="P31" style:family="paragraph" style:parent-style-name="Quotations">
      <style:paragraph-properties fo:margin-left="0cm" fo:margin-right="1cm" fo:text-indent="0cm" style:auto-text-indent="false"/>
      <style:text-properties officeooo:paragraph-rsid="004050a2"/>
    </style:style>
    <style:style style:name="P32" style:family="paragraph" style:parent-style-name="Quotations">
      <style:paragraph-properties fo:margin-left="0cm" fo:margin-right="1cm" fo:text-indent="0cm" style:auto-text-indent="false"/>
      <style:text-properties fo:font-size="11pt" officeooo:paragraph-rsid="004050a2" style:font-size-asian="11pt" style:font-size-complex="11pt"/>
    </style:style>
    <style:style style:name="P33" style:family="paragraph" style:parent-style-name="Heading_20_4">
      <style:text-properties fo:font-size="11pt" style:font-size-asian="11pt" style:font-size-complex="11pt"/>
    </style:style>
    <style:style style:name="P34" style:family="paragraph" style:parent-style-name="Text_20_body">
      <style:text-properties fo:font-size="11pt" style:font-size-asian="11pt" style:font-size-complex="11pt"/>
    </style:style>
    <style:style style:name="P35" style:family="paragraph" style:parent-style-name="Text_20_body" style:list-style-name="L1">
      <style:text-properties fo:font-size="11pt" style:font-size-asian="11pt" style:font-size-complex="11pt"/>
    </style:style>
    <style:style style:name="P36" style:family="paragraph" style:parent-style-name="Text_20_body" style:list-style-name="L1">
      <style:text-properties fo:font-size="11pt" officeooo:paragraph-rsid="004050a2" style:font-size-asian="11pt" style:font-size-complex="11pt"/>
    </style:style>
    <style:style style:name="P37" style:family="paragraph" style:parent-style-name="Text_20_body" style:list-style-name="L2">
      <style:text-properties fo:font-size="11pt" style:font-size-asian="11pt" style:font-size-complex="11pt"/>
    </style:style>
    <style:style style:name="P38" style:family="paragraph" style:parent-style-name="Text_20_body">
      <style:text-properties fo:font-size="11pt" fo:font-style="normal" officeooo:rsid="002730ad" officeooo:paragraph-rsid="0031465c" style:font-size-asian="11pt" style:font-style-asian="normal" style:font-size-complex="11pt" style:font-style-complex="normal"/>
    </style:style>
    <style:style style:name="P39" style:family="paragraph" style:parent-style-name="Text_20_body">
      <style:text-properties fo:font-size="11pt" fo:font-style="normal" officeooo:rsid="00126e59" officeooo:paragraph-rsid="0030a14c" style:font-size-asian="11pt" style:font-style-asian="normal" style:font-size-complex="11pt" style:font-style-complex="normal"/>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paragraph-properties fo:margin-left="0cm" fo:margin-right="0cm" fo:text-indent="0cm" style:auto-text-indent="false"/>
      <style:text-properties fo:font-size="11pt" fo:font-style="normal" officeooo:rsid="00126e59" officeooo:paragraph-rsid="00127489" style:font-size-asian="11pt" style:font-style-asian="normal" style:font-size-complex="11pt" style:font-style-complex="normal"/>
    </style:style>
    <style:style style:name="P43" style:family="paragraph" style:parent-style-name="Text_20_body" style:list-style-name="L2">
      <style:paragraph-properties fo:margin-top="0cm" fo:margin-bottom="0cm" loext:contextual-spacing="false"/>
    </style:style>
    <style:style style:name="T1" style:family="text">
      <style:text-properties fo:font-size="11pt" style:font-size-asian="11pt" style:font-size-complex="11pt"/>
    </style:style>
    <style:style style:name="T2" style:family="text">
      <style:text-properties fo:font-size="11pt" officeooo:rsid="0008654a" style:font-size-asian="11pt" style:font-size-complex="11pt"/>
    </style:style>
    <style:style style:name="T3" style:family="text">
      <style:text-properties fo:font-size="11pt" officeooo:rsid="000ee6fc" style:font-size-asian="11pt" style:font-size-complex="11pt"/>
    </style:style>
    <style:style style:name="T4" style:family="text">
      <style:text-properties fo:font-size="11pt" officeooo:rsid="001328a0" style:font-size-asian="11pt" style:font-size-complex="11pt"/>
    </style:style>
    <style:style style:name="T5" style:family="text">
      <style:text-properties fo:font-size="11pt" officeooo:rsid="0014eeb5" style:font-size-asian="11pt" style:font-size-complex="11pt"/>
    </style:style>
    <style:style style:name="T6" style:family="text">
      <style:text-properties fo:font-size="11pt" officeooo:rsid="0016a516" style:font-size-asian="11pt" style:font-size-complex="11pt"/>
    </style:style>
    <style:style style:name="T7" style:family="text">
      <style:text-properties fo:font-size="11pt" officeooo:rsid="0016c1fd" style:font-size-asian="11pt" style:font-size-complex="11pt"/>
    </style:style>
    <style:style style:name="T8" style:family="text">
      <style:text-properties fo:font-size="11pt" officeooo:rsid="001a41e8" style:font-size-asian="11pt" style:font-size-complex="11pt"/>
    </style:style>
    <style:style style:name="T9" style:family="text">
      <style:text-properties fo:font-size="11pt" officeooo:rsid="0023006c" style:font-size-asian="11pt" style:font-size-complex="11pt"/>
    </style:style>
    <style:style style:name="T10" style:family="text">
      <style:text-properties fo:font-size="11pt" officeooo:rsid="0024af60" style:font-size-asian="11pt" style:font-size-complex="11pt"/>
    </style:style>
    <style:style style:name="T11" style:family="text">
      <style:text-properties fo:font-size="11pt" officeooo:rsid="002730ad" style:font-size-asian="11pt" style:font-size-complex="11pt"/>
    </style:style>
    <style:style style:name="T12" style:family="text">
      <style:text-properties fo:font-size="11pt" officeooo:rsid="0026f571" style:font-size-asian="11pt" style:font-size-complex="11pt"/>
    </style:style>
    <style:style style:name="T13" style:family="text">
      <style:text-properties fo:font-size="11pt" officeooo:rsid="00291a6c" style:font-size-asian="11pt" style:font-size-complex="11pt"/>
    </style:style>
    <style:style style:name="T14" style:family="text">
      <style:text-properties fo:font-size="11pt" officeooo:rsid="002a48af" style:font-size-asian="11pt" style:font-size-complex="11pt"/>
    </style:style>
    <style:style style:name="T15" style:family="text">
      <style:text-properties fo:font-size="11pt" officeooo:rsid="002b11d7" style:font-size-asian="11pt" style:font-size-complex="11pt"/>
    </style:style>
    <style:style style:name="T16" style:family="text">
      <style:text-properties fo:font-size="11pt" officeooo:rsid="002e344b" style:font-size-asian="11pt" style:font-size-complex="11pt"/>
    </style:style>
    <style:style style:name="T17" style:family="text">
      <style:text-properties fo:font-size="11pt" officeooo:rsid="002ed377" style:font-size-asian="11pt" style:font-size-complex="11pt"/>
    </style:style>
    <style:style style:name="T18" style:family="text">
      <style:text-properties fo:font-size="11pt" officeooo:rsid="0031465c" style:font-size-asian="11pt" style:font-size-complex="11pt"/>
    </style:style>
    <style:style style:name="T19" style:family="text">
      <style:text-properties fo:font-size="11pt" officeooo:rsid="00376469" style:font-size-asian="11pt" style:font-size-complex="11pt"/>
    </style:style>
    <style:style style:name="T20" style:family="text">
      <style:text-properties fo:font-size="11pt" officeooo:rsid="003784c9" style:font-size-asian="11pt" style:font-size-complex="11pt"/>
    </style:style>
    <style:style style:name="T21" style:family="text">
      <style:text-properties fo:font-size="11pt" officeooo:rsid="003c6dae" style:font-size-asian="11pt" style:font-size-complex="11pt"/>
    </style:style>
    <style:style style:name="T22" style:family="text">
      <style:text-properties fo:font-size="11pt" officeooo:rsid="003e05a3" style:font-size-asian="11pt" style:font-size-complex="11pt"/>
    </style:style>
    <style:style style:name="T23" style:family="text">
      <style:text-properties fo:font-size="11pt" officeooo:rsid="003f6f00" style:font-size-asian="11pt" style:font-size-complex="11pt"/>
    </style:style>
    <style:style style:name="T24" style:family="text">
      <style:text-properties fo:font-size="11pt" officeooo:rsid="004050a2"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officeooo:rsid="0014eeb5" style:font-size-asian="11pt" style:font-style-asian="italic" style:font-size-complex="11pt" style:font-style-complex="italic"/>
    </style:style>
    <style:style style:name="T27" style:family="text">
      <style:text-properties fo:font-size="11pt" fo:font-style="italic" officeooo:rsid="0016c1fd" style:font-size-asian="11pt" style:font-style-asian="italic" style:font-size-complex="11pt" style:font-style-complex="italic"/>
    </style:style>
    <style:style style:name="T28" style:family="text">
      <style:text-properties fo:font-size="11pt" fo:font-style="italic" officeooo:rsid="001a41e8" style:font-size-asian="11pt" style:font-style-asian="italic" style:font-size-complex="11pt" style:font-style-complex="italic"/>
    </style:style>
    <style:style style:name="T29" style:family="text">
      <style:text-properties fo:font-size="11pt" fo:font-style="italic" officeooo:rsid="002a48af" style:font-size-asian="11pt" style:font-style-asian="italic" style:font-size-complex="11pt" style:font-style-complex="italic"/>
    </style:style>
    <style:style style:name="T30" style:family="text">
      <style:text-properties fo:font-size="11pt" fo:font-style="italic" officeooo:rsid="002b11d7" style:font-size-asian="11pt" style:font-style-asian="italic" style:font-size-complex="11pt" style:font-style-complex="italic"/>
    </style:style>
    <style:style style:name="T31" style:family="text">
      <style:text-properties fo:font-size="11pt" fo:font-style="italic" officeooo:rsid="002e344b" style:font-size-asian="11pt" style:font-style-asian="italic" style:font-size-complex="11pt" style:font-style-complex="italic"/>
    </style:style>
    <style:style style:name="T32" style:family="text">
      <style:text-properties fo:font-size="11pt" fo:font-style="italic" officeooo:rsid="002ed377" style:font-size-asian="11pt" style:font-style-asian="italic" style:font-size-complex="11pt" style:font-style-complex="italic"/>
    </style:style>
    <style:style style:name="T33" style:family="text">
      <style:text-properties fo:font-size="11pt" fo:font-style="italic" officeooo:rsid="0030a14c" style:font-size-asian="11pt" style:font-style-asian="italic" style:font-size-complex="11pt" style:font-style-complex="italic"/>
    </style:style>
    <style:style style:name="T34" style:family="text">
      <style:text-properties fo:font-size="11pt" fo:font-style="italic" officeooo:rsid="00330a37" style:font-size-asian="11pt" style:font-style-asian="italic" style:font-size-complex="11pt" style:font-style-complex="italic"/>
    </style:style>
    <style:style style:name="T35" style:family="text">
      <style:text-properties fo:font-size="11pt" fo:font-style="italic" officeooo:rsid="004050a2" style:font-size-asian="11pt" style:font-style-asian="italic" style:font-size-complex="11pt" style:font-style-complex="italic"/>
    </style:style>
    <style:style style:name="T36" style:family="text">
      <style:text-properties fo:font-size="11pt" fo:font-weight="bold" style:font-size-asian="11pt" style:font-weight-asian="bold" style:font-size-complex="11pt" style:font-weight-complex="bold"/>
    </style:style>
    <style:style style:name="T37" style:family="text">
      <style:text-properties fo:font-size="11pt" fo:font-weight="bold" officeooo:rsid="0016c1fd" style:font-size-asian="11pt" style:font-weight-asian="bold" style:font-size-complex="11pt" style:font-weight-complex="bold"/>
    </style:style>
    <style:style style:name="T38" style:family="text">
      <style:text-properties fo:font-size="11pt" fo:font-weight="bold" officeooo:rsid="00291a6c" style:font-size-asian="11pt" style:font-weight-asian="bold" style:font-size-complex="11pt" style:font-weight-complex="bold"/>
    </style:style>
    <style:style style:name="T39" style:family="text">
      <style:text-properties fo:font-size="11pt" fo:font-style="normal" style:font-size-asian="11pt" style:font-style-asian="normal" style:font-size-complex="11pt" style:font-style-complex="normal"/>
    </style:style>
    <style:style style:name="T40" style:family="text">
      <style:text-properties fo:font-size="11pt" fo:font-style="normal" officeooo:rsid="000ee6fc" style:font-size-asian="11pt" style:font-style-asian="normal" style:font-size-complex="11pt" style:font-style-complex="normal"/>
    </style:style>
    <style:style style:name="T41" style:family="text">
      <style:text-properties fo:font-size="11pt" fo:font-style="normal" officeooo:rsid="00127489" style:font-size-asian="11pt" style:font-style-asian="normal" style:font-size-complex="11pt" style:font-style-complex="normal"/>
    </style:style>
    <style:style style:name="T42" style:family="text">
      <style:text-properties fo:font-size="11pt" fo:font-style="normal" officeooo:rsid="001ac9d5" style:font-size-asian="11pt" style:font-style-asian="normal" style:font-size-complex="11pt" style:font-style-complex="normal"/>
    </style:style>
    <style:style style:name="T43" style:family="text">
      <style:text-properties fo:font-size="11pt" fo:font-style="normal" officeooo:rsid="001c51c6" style:font-size-asian="11pt" style:font-style-asian="normal" style:font-size-complex="11pt" style:font-style-complex="normal"/>
    </style:style>
    <style:style style:name="T44" style:family="text">
      <style:text-properties fo:font-size="11pt" fo:font-style="normal" officeooo:rsid="001e7bca" style:font-size-asian="11pt" style:font-style-asian="normal" style:font-size-complex="11pt" style:font-style-complex="normal"/>
    </style:style>
    <style:style style:name="T45" style:family="text">
      <style:text-properties fo:font-size="11pt" fo:font-style="normal" officeooo:rsid="002047f5" style:font-size-asian="11pt" style:font-style-asian="normal" style:font-size-complex="11pt" style:font-style-complex="normal"/>
    </style:style>
    <style:style style:name="T46" style:family="text">
      <style:text-properties fo:font-size="11pt" fo:font-style="normal" officeooo:rsid="002a48af" style:font-size-asian="11pt" style:font-style-asian="normal" style:font-size-complex="11pt" style:font-style-complex="normal"/>
    </style:style>
    <style:style style:name="T47" style:family="text">
      <style:text-properties fo:font-size="11pt" fo:font-style="normal" officeooo:rsid="002b11d7" style:font-size-asian="11pt" style:font-style-asian="normal" style:font-size-complex="11pt" style:font-style-complex="normal"/>
    </style:style>
    <style:style style:name="T48" style:family="text">
      <style:text-properties fo:font-size="11pt" fo:font-style="normal" officeooo:rsid="002cee45" style:font-size-asian="11pt" style:font-style-asian="normal" style:font-size-complex="11pt" style:font-style-complex="normal"/>
    </style:style>
    <style:style style:name="T49" style:family="text">
      <style:text-properties fo:font-size="11pt" fo:font-style="normal" officeooo:rsid="002e344b" style:font-size-asian="11pt" style:font-style-asian="normal" style:font-size-complex="11pt" style:font-style-complex="normal"/>
    </style:style>
    <style:style style:name="T50" style:family="text">
      <style:text-properties fo:font-size="11pt" fo:font-style="normal" officeooo:rsid="002ed377" style:font-size-asian="11pt" style:font-style-asian="normal" style:font-size-complex="11pt" style:font-style-complex="normal"/>
    </style:style>
    <style:style style:name="T51" style:family="text">
      <style:text-properties fo:font-size="11pt" fo:font-style="normal" officeooo:rsid="0030a14c" style:font-size-asian="11pt" style:font-style-asian="normal" style:font-size-complex="11pt" style:font-style-complex="normal"/>
    </style:style>
    <style:style style:name="T52" style:family="text">
      <style:text-properties fo:font-size="11pt" fo:font-style="normal" officeooo:rsid="0031465c" style:font-size-asian="11pt" style:font-style-asian="normal" style:font-size-complex="11pt" style:font-style-complex="normal"/>
    </style:style>
    <style:style style:name="T53" style:family="text">
      <style:text-properties fo:font-size="11pt" fo:font-style="normal" officeooo:rsid="00330a37" style:font-size-asian="11pt" style:font-style-asian="normal" style:font-size-complex="11pt" style:font-style-complex="normal"/>
    </style:style>
    <style:style style:name="T54" style:family="text">
      <style:text-properties fo:font-size="11pt" fo:font-style="normal" officeooo:rsid="004050a2" style:font-size-asian="11pt" style:font-style-asian="normal" style:font-size-complex="11pt" style:font-style-complex="normal"/>
    </style:style>
    <style:style style:name="T55" style:family="text">
      <style:text-properties fo:font-size="11pt" fo:font-weight="normal" style:font-size-asian="11pt" style:font-weight-asian="normal" style:font-size-complex="11pt" style:font-weight-complex="normal"/>
    </style:style>
    <style:style style:name="T56" style:family="text">
      <style:text-properties officeooo:rsid="000a4462"/>
    </style:style>
    <style:style style:name="T57" style:family="text">
      <style:text-properties fo:font-style="italic" style:font-style-asian="italic" style:font-style-complex="italic"/>
    </style:style>
    <style:style style:name="T58" style:family="text">
      <style:text-properties fo:font-style="italic" officeooo:rsid="000a4462" style:font-style-asian="italic" style:font-style-complex="italic"/>
    </style:style>
    <style:style style:name="T59" style:family="text">
      <style:text-properties officeooo:rsid="0013cc1c"/>
    </style:style>
    <style:style style:name="T60" style:family="text">
      <style:text-properties officeooo:rsid="0014eeb5"/>
    </style:style>
    <style:style style:name="T61" style:family="text">
      <style:text-properties officeooo:rsid="0023006c"/>
    </style:style>
    <style:style style:name="T62" style:family="text">
      <style:text-properties officeooo:rsid="0024af60"/>
    </style:style>
    <style:style style:name="T63" style:family="text">
      <style:text-properties officeooo:rsid="002730ad"/>
    </style:style>
    <style:style style:name="T64" style:family="text">
      <style:text-properties officeooo:rsid="00291a6c"/>
    </style:style>
    <style:style style:name="T65" style:family="text">
      <style:text-properties officeooo:rsid="0031ea4b"/>
    </style:style>
    <style:style style:name="T66" style:family="text">
      <style:text-properties style:font-name="Clear Sans" fo:font-size="10pt" fo:font-style="italic" style:font-size-asian="10pt" style:font-style-asian="italic" style:font-size-complex="10pt" style:font-style-complex="italic"/>
    </style:style>
    <style:style style:name="T67" style:family="text">
      <style:text-properties style:font-name="Clear Sans" fo:font-style="normal" style:text-underline-style="solid" style:text-underline-width="auto" style:text-underline-color="font-color" style:font-style-asian="normal" style:font-style-complex="normal"/>
    </style:style>
    <style:style style:name="T68" style:family="text">
      <style:text-properties style:font-name="Clear Sans" fo:font-style="normal" style:text-underline-style="solid" style:text-underline-width="auto" style:text-underline-color="font-color" officeooo:rsid="00338072" style:font-style-asian="normal" style:font-style-complex="normal"/>
    </style:style>
    <style:style style:name="T69" style:family="text">
      <style:text-properties officeooo:rsid="0034b9cb"/>
    </style:style>
    <style:style style:name="T70" style:family="text">
      <style:text-properties officeooo:rsid="003565b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17/01/2017</text:h>
      <text:h text:style-name="P22" text:outline-level="1">Antoine Puel – Books Review</text:h>
      <text:p text:style-name="P9"/>
      <text:h text:style-name="P3" text:outline-level="4">Un rêve siliconé</text:h>
      <text:p text:style-name="P12"><text:span text:style-name="T1">La question qui motive </text:span><text:span text:style-name="T4">mon</text:span><text:span text:style-name="T1"> mémoire est la suivante : l'idée qu'on se fait du futur serait-elle devenu ennuyeuse ? Mon intuition, quand j'ai commencé à réfléchir à ce texte, était que l'image qu'on nous vendait du futur </text:span><text:span text:style-name="T2">aujourd’hui</text:span><text:span text:style-name="T1"> n'avait plus rien d'excitant. En septembre 2014, le magazine </text:span><text:span text:style-name="T25">Usbek &amp; Rica</text:span><text:span text:style-name="T1"> s'exclamait haut et fort sur leur couverture : "</text:span><text:span text:style-name="T36">Non au futur parfait !</text:span><text:span text:style-name="T1">". A voir l'état du monde aujourd'hui, on est en mesure de se demander comment le futur peut s'annoncer parfait. Ce cri du cœur est plutôt une opposition à une </text:span><text:span text:style-name="T25">certaine</text:span><text:span text:style-name="T1"> vision </text:span><text:span text:style-name="T2">de l’avenir</text:span><text:span text:style-name="T1">, soutenue par les grands groupes américains de la Silicon Valley ; </text:span><text:span text:style-name="T2">Google, Apple, Facebook, Amazon, Microsoft, Uber, Netflix… Ces entreprises américaines produisent une imagerie du présent et du futur </text:span><text:span text:style-name="T4">qui détruit les imaginaires, et se révèle dangereuse sur de nombreux plans.</text:span></text:p>
      <text:p text:style-name="P12"><text:span text:style-name="T1">Une autre intuition vient compléter le tableau : il me semble de plus en plus difficile de se représenter un futur qui "n'a pas déjà été vu". Comme si la science fiction des années soixante avait figé notre conception de l'avenir. Comme si nous devions </text:span><text:span text:style-name="Emphasis"><text:span text:style-name="T1">réaliser</text:span></text:span><text:span text:style-name="T1"> ces futurs déjà écrits. </text:span></text:p>
      <text:p text:style-name="P11"><text:span text:style-name="T1">Deux grands axes s'annoncent dès lors : d'un côté, une résistance à un futur </text:span><text:span text:style-name="Emphasis"><text:span text:style-name="T1">idéal</text:span></text:span><text:span text:style-name="T1"> vendu par les marques et les entreprises technologiques ; de l'autre un combat contre les clichés récurrents qui alimentent notre imaginaire du futur. </text:span><text:span text:style-name="T4">À</text:span><text:span text:style-name="T1"> cela vient s'ajouter une dernière intuition, ou plutôt une découverte : celui d'un mouvement de designers qui s'efforcent d'imaginer le futur autrement : le </text:span><text:span text:style-name="Emphasis"><text:span text:style-name="T1">design fiction</text:span></text:span><text:span text:style-name="T1">, ou design </text:span><text:span text:style-name="T25">spéculatif</text:span><text:span text:style-name="T1">. Il s'agira de </text:span><text:span text:style-name="T4">pointer la démarche des designers spéculatifs</text:span><text:span text:style-name="T1"> dans le contexte dans lequel il s'ancre, et tenter d'émettre une position critique vis-à-vis de ce mouvement ambitieux.</text:span></text:p>
      <text:p text:style-name="P9"><text:span text:style-name="T59">La première étape de mon travail d’écriture</text:span> <text:span text:style-name="T59">est</text:span> <text:span text:style-name="T59">la définition d</text:span>es termes et <text:span text:style-name="T59">d</text:span>es concepts que je vais employer au cours de ma réflexion, mais aussi de développer certaines intuitions <text:span text:style-name="T59">en venant y greffer</text:span> la pensée <text:span text:style-name="T59">d’écrivains, de philosophes, et de journaliste</text:span>s. Le texte qui suit est donc un "collage" de réflexions en cours.</text:p>
      <text:p text:style-name="Text_20_body"><text:span text:style-name="Emphasis"><text:span text:style-name="T1"/></text:span></text:p>
      <text:h text:style-name="P1" text:outline-level="4">Vers un mouvement spéculatif ?</text:h>
      <text:p text:style-name="P26"><text:span text:style-name="T1">Le terme spéculatif m’intéresse au sens où il s’offre aujourd’hui comme une réponse possible </text:span><text:span text:style-name="T7">à une panne des imaginaires. On le retrouve dans des titres d’expositions artistiques (Speculative Now!) ou de livres théoriques (Speculative Everything, de Dunne &amp; Rabby), et il suscite justement un intérêt tout particulier pour certains designers.</text:span></text:p>
      <text:p text:style-name="Quotations"><text:span text:style-name="T5">Selon le </text:span><text:span text:style-name="T1">Larousse, </text:span><text:span text:style-name="T5">spéculatif</text:span><text:span text:style-name="T1"> <text:s/></text:span><text:span text:style-name="T5">s</text:span><text:span text:style-name="Strong_20_Emphasis"><text:span text:style-name="T1">e dit des opérations intellectuelles qui ont pour objet la connaissance pure </text:span></text:span><text:span text:style-name="T1">; </text:span><text:span text:style-name="T5">par exemple,</text:span><text:span text:style-name="T1"> s</text:span><text:span text:style-name="Emphasis"><text:span text:style-name="T1">'adonner à des recherches spéculatives.</text:span></text:span><text:span text:style-name="T1"> </text:span></text:p>
      <text:p text:style-name="P24"><text:span text:style-name="T1">La notion de spéculatif décrit à la fois ce qui "pourrait arriver", mais à l'inverse de la prédiction, la spéculation est aus</text:span><text:span text:style-name="T5">s</text:span><text:span text:style-name="T1">i un pari (on parle d'ailleurs de spéculation dans le jargon de la finance). C'est ce qui est intéressant dans l'acte de spéculer : on tente d'imaginer à partir </text:span><text:span text:style-name="T5">de recherches abstraites, ou théoriques</text:span><text:span text:style-name="T1">. La spéculation ne prendrait donc pas appui sur des faits, mais plutôt sur un </text:span><text:span text:style-name="T25">imaginaire</text:span><text:span text:style-name="T1">. C'est </text:span><text:span text:style-name="T5">d’ailleurs</text:span><text:span text:style-name="T1"> pourquoi ce terme se marie bien avec la narration; raconter et imaginer vont de pair. </text:span></text:p>
      <text:p text:style-name="P25"><text:span text:style-name="T1">Spéculer, c'est aussi tirer profit : on spécule </text:span><text:span text:style-name="T26">sur</text:span><text:span text:style-name="T1"> quelqu'un, quelque chose, </text:span><text:span text:style-name="T5">une situation, une victoire, une défaite..</text:span><text:span text:style-name="T1">. C'est choisir une direction, avec le risque de se tromper. On en soutire des avantages, mais on prend un risque, car l'on se base sur une approche théorique et non pratique. Il y a donc </text:span><text:span text:style-name="T5">bien</text:span><text:span text:style-name="T1"> un côté "abstrait" à la spéculation : on se détache d</text:span><text:span text:style-name="T5">u réel</text:span><text:span text:style-name="T1">. C'est aussi en quoi il est intéressant de le </text:span><text:soft-page-break/><text:span text:style-name="T1">rapprocher du terme </text:span><text:span text:style-name="T25">design</text:span><text:span text:style-name="T1">. Un design </text:span><text:span text:style-name="T25">spéculatif</text:span><text:span text:style-name="T1"> évoque une pratique provenant d'une pensée abstraite, non basée sur des besoins concrets mais plutôt </text:span><text:span text:style-name="T7">comme </text:span><text:span text:style-name="T37">proposition</text:span><text:span text:style-name="T7"> d’</text:span><text:span text:style-name="T1">une situation possible. </text:span></text:p>
      <text:p text:style-name="P29"><text:span text:style-name="T1">Alors comment rendre tangible nos spéculations ? Que permet la spéculation ? Si l'on considère la spéculation comme risqué</text:span><text:span text:style-name="T6">e</text:span><text:span text:style-name="T1">, alors elle permettrait de se détourner des voies établies, de découvrir des mondes nouveaux. Spéculer, ça serait aussi prendre distance avec le réel ? </text:span><text:span text:style-name="Emphasis"><text:span text:style-name="T1">La pensée spéculative est la forme par excellence du doute et de la prudence</text:span></text:span><text:span text:style-name="T1"> (wikipedia). Les fondations d'une pensée spéculative seraient donc fragiles : on émet des suppositions sur des connaissances non vérifiées, ou qui </text:span><text:span text:style-name="T7">n</text:span><text:span text:style-name="T1">e sont pas sûres. C'est aussi ça qui rend la spéculation </text:span><text:span text:style-name="Strong_20_Emphasis"><text:span text:style-name="T1">excitante</text:span></text:span><text:span text:style-name="T1"> : il s'agit d'une pensée non vérifiée qui </text:span><text:span text:style-name="Emphasis"><text:span text:style-name="T1">pourrait être vrai</text:span></text:span><text:span text:style-name="Emphasis"><text:span text:style-name="T21">e</text:span></text:span><text:span text:style-name="T1">. </text:span></text:p>
      <text:p text:style-name="P29"><text:span text:style-name="T1">C'est cette possibilité d'une véracité qui place la spéculation au cœur de certaines méthodes de recherches. Comme une bouteille à la mer, on émet une hypothèse qui va peut-être se réaliser. Le spéculatif est une matière idéale à faire résonner avec d'autres champs d'actions : le design, la littérature, la pensée... Reste à définir les méthodes "spéculatives". Chaque designer émet des hypothèses desquelles découlent souvent un produit fini. Quelle différence entre le designer "classique" et le designer spéculatif ? </text:span><text:span text:style-name="T7">Si l’on en croit la difficulté pour ce mouvement de se nommer (entre design critique, design fiction et design spéculatif), la fiction peut justement être un élément de réponse. Là où le designer classique va concevoir un objet en réponse à une situation quotidienne, le designer spéculatif se sert de la </text:span><text:span text:style-name="T37">fiction</text:span><text:span text:style-name="T7"> pour imaginer des possibles objets de demain. Dans le manifeste </text:span><text:span text:style-name="T27">Speculative Everything </text:span><text:span text:style-name="T7">des designers anglais Dunne &amp; Rabby, un des ressorts classique de la fiction « et si …-→ alors….» est d’ailleurs considéré comme faisant partie intégrante de leur méthode de recherche. </text:span></text:p>
      <text:p text:style-name="P27"><text:span text:style-name="T1">Dans une conférence donnée à l’occasion du séminaire annuel de l’ERG, Isabelle Stengers, philosophe, parle du spéculatif comme une </text:span><text:span text:style-name="T36">force propositionnelle</text:span><text:span text:style-name="T1">. La proposition </text:span><text:span text:style-name="T8">spéculative viendrait ébranler l’exactitude des sciences, en faisant émerger le </text:span><text:span text:style-name="T28">bouillonnement des possibles, </text:span><text:span text:style-name="T42">que les années soixante, notamment, ont réussi à cristalliser. Selon Stengers, la spéculation risque un autre rapport à la réalité, au sens où elle doit définir un monde vivant, nourri, </text:span><text:span text:style-name="T43">consistant, frictionnel</text:span><text:span text:style-name="T42">. Le designer spéculatif se </text:span><text:span text:style-name="T44">devrait</text:span><text:span text:style-name="T42"> donc </text:span><text:span text:style-name="T44">de construire</text:span><text:span text:style-name="T42"> un</text:span><text:span text:style-name="T44"> </text:span><text:span text:style-name="T42">monde </text:span><text:span text:style-name="T44">nouveau</text:span><text:span text:style-name="T42"> à partir du réel, en imaginant de nouvelles techniques, mais aussi de nouveaux usagers. </text:span></text:p>
      <text:p text:style-name="P28"><text:span text:style-name="T42">L’autre définition de la proposition spéculative par Stengers tient en deux points : la dénonciation et la critique </text:span><text:span text:style-name="T45">de ce</text:span><text:span text:style-name="T42"> monde de probabilités (l’exactitude des sciences dont on parlait plus haut). La proposition spéculative comme moyen de s’opposer aux chiffres, aux « sciences de laboratoires », </text:span><text:span text:style-name="T53">viendrait, « </text:span><text:span text:style-name="T34">créer des fissures à l’intérieur du réel </text:span><text:span text:style-name="T53">».</text:span></text:p>
      <text:h text:style-name="P21" text:outline-level="2">Le monde <text:span text:style-name="T57">made in Silicon Valley</text:span></text:h>
      <text:p text:style-name="P6">«<text:span text:style-name="T66"> [...] les institutions doivent choisir l’innovation ou la mort. La Silicon Valley nous assure que la magie de la technologie va tout naturellement se glisser dans le moindre recoin de notre vie. A l’entendre, s’opposer à l’innovation reviendrait à renoncer aux idéaux des Lumières. Dirigeants de Google et de Facebook, MM. Larry Page et Mark Zuckerberg seraient les Diderot et les Voltaire de notre temps — réincarnés en entrepreneurs technophiles et asociaux.</text:span><text:span text:style-name="T57"> </text:span>»</text:p>
      <text:p text:style-name="P7"><text:span text:style-name="T67">(Evgeny Morozov </text:span><text:span text:style-name="T68">pour Le </text:span><text:span text:style-name="T67">Monde Diplomatique, </text:span><text:span text:style-name="T68">Septembre 2015</text:span><text:span text:style-name="T67">)</text:span></text:p>
      <text:p text:style-name="P10"><text:span text:style-name="T69">Quelle est</text:span> la vision à long-terme de ces entreprises pour le futur ? <text:span text:style-name="T69">Une piste est celle onsidèrent-elles</text:span> la technologie comme la pièce maîtresse de l'avenir ; le <text:span text:style-name="Emphasis">messianisme technologique</text:span>, pour reprendre la formulation d'Éric Sadin.</text:p>
      <text:p text:style-name="P9">Plus <text:span text:style-name="T61">précisément</text:span>, j'aimerai m'intéresser à la vision des entreprises technologiques américaines les plus puissantes concernant le futur. Pourquoi s'intéresser à ces firmes ? Parce qu'elles sont de plus en plus puissantes, et qu'elles possède un pouvoir incroyable pour remodeler notre façon de penser, de voir et d'envisager le monde ; Google remanie notre façon de chercher, de <text:span text:style-name="T69">nous </text:span>orienter, de communiquer ; Amazon <text:soft-page-break/>notre manière de consommer; Uber notre façon de travailler; Netflix accapare notre attention. J'aimerai<text:span text:style-name="T69">s</text:span> étudier l'idéologie que véhicule ces firmes à travers leurs produits, mais aussi sur quoi elles forgent leurs images de marques et leurs publicités. Comment modèlent-elles une certaine image du futur, <text:span text:style-name="T70">réservée aux plus riches</text:span> ?</text:p>
      <text:p text:style-name="P5">The technology industry does have its own tradition of conceptual design in the form of Vision of the Future video scenarios setting out future directions or promoting new corporate values but they are often very limited in their scope and vision. They usually feature perfect worlds for perfect people interacting perfectly with perfect technologies.</text:p>
      <text:p text:style-name="Text_20_body"><text:span text:style-name="T1">La </text:span><text:span text:style-name="Emphasis"><text:span text:style-name="T1">silicolonisation</text:span></text:span><text:span text:style-name="T1"> du monde, tel que l'emploi Éric Sadin, philosophe des questions numériques, évoque la montée en puissance des grands groupes industriels du secteurs de la technologie, implantés en Californie, et par la même leur vision du monde. Cette </text:span><text:span text:style-name="Emphasis"><text:span text:style-name="T1">silicolonisation</text:span></text:span><text:span text:style-name="T1"> m'intéresse davantage d'un point de vue du design, plutôt que d'un point de vue social ou économique. Quelles sont, pour le monde (occidental pour le moment), les conséquences d'un design "silicolonisé"" ?</text:span></text:p>
      <text:p text:style-name="P9"/>
      <text:h text:style-name="Heading_20_4" text:outline-level="4"><text:span text:style-name="T1">La mouvance </text:span><text:span text:style-name="Emphasis"><text:span text:style-name="T1">smart design</text:span></text:span></text:h>
      <text:p text:style-name="Text_20_body"><text:span text:style-name="T1">Le smartphone est sans doute l'exemple le plus réussi de </text:span><text:span text:style-name="Emphasis"><text:span text:style-name="T1">smart device</text:span></text:span><text:span text:style-name="T1"> : rendu célèbre par l'iPhone de Steve Jobs, le smartphone est le premier appareil </text:span><text:span text:style-name="Emphasis"><text:span text:style-name="T1">intelligent</text:span></text:span><text:span text:style-name="T1"> </text:span><text:span text:style-name="T19">accessible au grand public</text:span><text:span text:style-name="T1"> (depuis plus d'une décennie déjà). Le smartphone est un objet très bien conçu : il centralise plusieurs fonctions en un seul objet portable (téléphonie, internet, lecteur de musique, lecteur vidéo, GPS...etc). Il prend tout son sens avec le déploiement </text:span><text:span text:style-name="T19">généralisé</text:span><text:span text:style-name="T1"> de la </text:span><text:span text:style-name="T19">W</text:span><text:span text:style-name="T1">i</text:span><text:span text:style-name="T19">F</text:span><text:span text:style-name="T1">i </text:span><text:span text:style-name="T19">dans l’espace privé et public</text:span><text:span text:style-name="T1"> et de la 3G/4G, qui perme</text:span><text:span text:style-name="T19">t</text:span><text:span text:style-name="T1">t</text:span><text:span text:style-name="T19">ent</text:span><text:span text:style-name="T1"> un état de connexion permanent partout, tout le temps. Le téléphone mobile s'étant déjà imposé dans le quotidien, le smartphone a pu naturellement remplacer une version </text:span><text:span text:style-name="Emphasis"><text:span text:style-name="T1">plus archaïque</text:span></text:span><text:span text:style-name="T1"> de ce qu'il est. C'est en quelque sorte la </text:span><text:span text:style-name="Emphasis"><text:span text:style-name="T1">suite logique</text:span></text:span><text:span text:style-name="T1">, l'évolution du téléphone mobile. </text:span></text:p>
      <text:p text:style-name="Text_20_body"><text:span text:style-name="T1">On voit bien, dans le cas du téléphone, que </text:span><text:span text:style-name="T25">rendre</text:span><text:span text:style-name="T1"> </text:span><text:span text:style-name="Emphasis"><text:span text:style-name="T1">smart</text:span></text:span><text:span text:style-name="T1"> un objet peut se </text:span><text:span text:style-name="T17">révéler</text:span><text:span text:style-name="T1"> fructueux, créer un véritable objet de design tant par son utilité et son apparence, que </text:span><text:span text:style-name="T20">par</text:span><text:span text:style-name="T1"> son interface. </text:span><text:span text:style-name="T20">Mais</text:span><text:span text:style-name="T17"> </text:span><text:span text:style-name="T20">d</text:span><text:span text:style-name="T1">ans le cas d'une brosse à dent par exemple, quel </text:span><text:span text:style-name="T17">est l’</text:span><text:span text:style-name="T1">intérêt d'être smart ? Récolter des données dentaires, <text:s/>des comparatifs de </text:span><text:span text:style-name="T17">nettoyage</text:span><text:span text:style-name="T1">, des statistiques sur le temps de brossage ; voilà ce que pourrait faire une </text:span><text:span text:style-name="Emphasis"><text:span text:style-name="T1">smart brosse à dent</text:span></text:span><text:span text:style-name="T1">. </text:span></text:p>
      <text:p text:style-name="P17"><text:span text:style-name="T1">Cette récolte de données induit d'une part une réduction d</text:span><text:span text:style-name="T17">e la puissance</text:span><text:span text:style-name="T1"> de l'utilisateur : ce n'est plus à lui de </text:span><text:span text:style-name="Emphasis"><text:span text:style-name="T1">sentir</text:span></text:span><text:span text:style-name="T1"> et maîtriser l'objet en question, l'objet est "auto-conscient" de ses actions : il les mesure. D'autre part, l'objet va induire une modification du comportement de l'utilisateur, au sens où il se sentira "redevable" à l'objet si celui ci lui indique de mauvaises statistiques, ou, </text:span><text:span text:style-name="T17">pour reprendre</text:span><text:span text:style-name="T1"> le cas de la brosse à dent connectée, si il oublie de se brosser les dents avant d'aller se coucher. </text:span></text:p>
      <text:p text:style-name="P17"><text:span text:style-name="T1">La mesure et la captation de nos gestes quotidiens induit une forme de surveillance, et par la même une forme de </text:span><text:span text:style-name="T36">contrôle</text:span><text:span text:style-name="T1">. Dans un cas aussi bête qu'une </text:span><text:span text:style-name="Emphasis"><text:span text:style-name="T1">smart</text:span></text:span><text:span text:style-name="T1"> brosse à dent, l'utilisateur en viendra à se sentir coupable d'avoir raté un brossage, amenuisant ses statistiques, réduisant son </text:span><text:span text:style-name="Emphasis"><text:span text:style-name="T1">taux d'efficacité</text:span></text:span><text:span text:style-name="T1">...etc. Bien que risible, si cet exemple était amené à être utilisé par le plus grand nombre, et étendu à d'autres champs (hygiène, bonne conduite, relations sociales, divertissement), on peut aisément deviner le potentiel dangereux d'une telle forme de design. </text:span><text:span text:style-name="T17">Un </text:span><text:span text:style-name="T32">soft control</text:span><text:span text:style-name="T48"> </text:span><text:span text:style-name="T50">consenti </text:span><text:span text:style-name="T48">entre l’usager et le produit.</text:span><text:span text:style-name="T40"> </text:span><text:span text:style-name="T1"> </text:span><text:span text:style-name="T17">L</text:span><text:span text:style-name="T1">es </text:span><text:span text:style-name="T16">usages décrétés comme </text:span><text:span text:style-name="T31">normaux</text:span><text:span text:style-name="T49"> seraient d’office adoptés par l’utilisateur, </text:span><text:span text:style-name="T50">amenant une nouvelle forme de pression sociale et de normalisation de l’existence</text:span><text:span text:style-name="T49">.</text:span></text:p>
      <text:h text:style-name="P1" text:outline-level="4">The Internet Of Shit</text:h>
      <text:p text:style-name="P19">« It was just a dumb thing. Then we put a chip in it. Now it's a smart thing . »</text:p>
      <text:p text:style-name="P20"><text:soft-page-break/>(Collectif « We Put A Chip In It »)</text:p>
      <text:p text:style-name="Text_20_body"><text:span text:style-name="T1">Il convient, il me semble, d'interroger l'usage du terme smart, </text:span><text:span text:style-name="Emphasis"><text:span text:style-name="T1">intelligent</text:span></text:span><text:span text:style-name="T1">. La formule </text:span><text:span text:style-name="T36">‘Put a chip in it’</text:span><text:span text:style-name="T1"> décrit bien l'absurdité du concept : insérer une puce électronique afin de connecter l'objet semble </text:span><text:span text:style-name="T9">suffire</text:span><text:span text:style-name="T1"> à certains designers pour considérer l'objet comme intelligent. Évidemment, le terme </text:span><text:span text:style-name="Emphasis"><text:span text:style-name="T1">intelligent</text:span></text:span><text:span text:style-name="T1"> évoque à lui seul l'intelligence artificielle, dont sont dotés aujourd'hui certains assistants de vie (</text:span><text:span text:style-name="T25">Siri</text:span><text:span text:style-name="T1">, </text:span><text:span text:style-name="T25">Amazon Echo</text:span><text:span text:style-name="T1"> ou </text:span><text:span text:style-name="T25">Google Home</text:span><text:span text:style-name="T1"> par exemple). L'intelligence de ces objets repose donc sur la qualité des algorithmes mis en œuvre par les concepteurs, mais aussi sur la qualité des données que l'objet reçoit ; plus elles sont précises, mieux l'algorithme fonctionnera. On devine ici le problème que cette surveillance </text:span><text:span text:style-name="T9">déguisée</text:span><text:span text:style-name="T1"> impose : une acceptation sans limite dans l'intrusion de nos vies privées. </text:span></text:p>
      <text:p text:style-name="P9">Le terme smart appliqué aux objets évoquerait donc à la fois la capacité d'adaptation de celui ci dans son milieu, mais aussi la passivité de l'utilisateur <text:span text:style-name="T64">dans son rapport à l’objet</text:span>. Un objet intelligent <text:span text:style-name="T63">voudrait t-il dire un utilisateur idiot</text:span> ? <text:s/><text:span text:style-name="T62">L’écrivain de science fiction Alain Damasio soulève un </text:span>rapport « pouvoir <text:span text:style-name="T62">contre </text:span>puissance » <text:span text:style-name="T62">vis à vis de ces objets technologiques qui nous facilitent la vie. A</text:span>vec <text:span text:style-name="T62">un</text:span> GPS <text:span text:style-name="T62">par exemple,</text:span> je gagne le <text:span text:style-name="T57">pouvoir</text:span> de me repérer, mais je perds ma <text:span text:style-name="T57">puissance</text:span> d'orientation. <text:span text:style-name="T62">L</text:span>e <text:span text:style-name="T57">smart device</text:span> <text:span text:style-name="T62">reléguerait</text:span> l'humain à l'arrière-plan, mettant en avant des technologies supposées intelligentes pour nous faire gagner des micro-secondes de temps, <text:span text:style-name="T62">et ainsi</text:span> mieux anticiper nos envies. <text:span text:style-name="T65">La prédiction de nos envies, voilà ce dont rêve la Silicon Valley . À quel point seront-nous un jour prédictibles?</text:span></text:p>
      <text:p text:style-name="P9"/>
      <text:p text:style-name="Text_20_body"><text:span text:style-name="T10">Ces objets connectés provoque</text:span><text:span text:style-name="T22">nt</text:span><text:span text:style-name="T10"> parfois des s</text:span><text:span text:style-name="T1">ituations absurdes : personne retrouvée enfermée chez elle car </text:span><text:span text:style-name="T10">la</text:span><text:span text:style-name="T1"> </text:span><text:span text:style-name="T10">serrure</text:span><text:span text:style-name="T1"> n'est pas mise à jour, autocuiseur qui s'arrête en cas de </text:span><text:span text:style-name="T10">SMS</text:span><text:span text:style-name="T1"> reçu, </text:span><text:span text:style-name="T10">assistant de vie qui commande des objets sur le net en écoutant la TV</text:span><text:span text:style-name="T1">...etc. </text:span><text:span text:style-name="T11">Des situations qui nous ferai</text:span><text:span text:style-name="T23">en</text:span><text:span text:style-name="T11">t presque croire que nous sommes dans un film de Jacques Tati.</text:span></text:p>
      <text:p text:style-name="P16"><text:span text:style-name="Emphasis"><text:span text:style-name="T52">O</text:span></text:span><text:span text:style-name="Emphasis"><text:span text:style-name="T47">n peut espérer que ce</text:span></text:span><text:span text:style-name="T1"> ne soit qu'un effet de mode ; </text:span><text:span text:style-name="T15">en réalité, </text:span><text:span text:style-name="T1">la plupart de ces produits n'intéressent</text:span><text:span text:style-name="T15"> </text:span><text:span text:style-name="T1">pas le public et finissent aux oubliettes, </text:span><text:span text:style-name="T15">dans la </text:span><text:span text:style-name="T30">valley of death</text:span><text:span text:style-name="T47">, comme le disent les Californiens</text:span><text:span text:style-name="T1">. Mais ceux qui réussissent à atteindre les foyers sont les plus dangereux, car ce sont ceux qui sont susceptible de récolter le plus données sur nous : téléphones, montres et </text:span><text:span text:style-name="T10">assistants de vie</text:span><text:span text:style-name="T1">. </text:span></text:p>
      <text:p text:style-name="P16"><text:span text:style-name="T3">La numérisation systématique des données transforme notre regard sur le monde : tout peut devenir statistiques, classement, comparaisons, courbes, histogrammes. </text:span><text:span text:style-name="T52">En calculant même le plus petit aspect de nos vies, c’est notre regard qui change sur le monde.</text:span></text:p>
      <text:p text:style-name="P38"/>
      <text:p text:style-name="P13"><text:span text:style-name="T1">Selon l’écrivain et philosophe du numérique Éric Sadin, ces </text:span><text:span text:style-name="T18">objets connectés</text:span><text:span text:style-name="T1"> part</text:span><text:span text:style-name="T12">ent</text:span><text:span text:style-name="T1"> du principe que notre raison humaine est défaillante. </text:span><text:span text:style-name="T13">Nous serions « le défaut ultime », et </text:span><text:span text:style-name="T38">la technique serait la solution</text:span><text:span text:style-name="T13">. </text:span></text:p>
      <text:p text:style-name="P14"><text:span text:style-name="T13">Cela soulève un autre point très intéressant à mon sens, que Sadin met au coeur de sa pensée : la </text:span><text:span text:style-name="T38">vision</text:span><text:span text:style-name="T13"> </text:span><text:span text:style-name="T38">réductionniste</text:span><text:span text:style-name="T13"> de la Silicon Valley . Selon elle, tous les problèmes du monde vont être résolus par la technologie ! </text:span><text:span text:style-name="T14">La technique comme réponse à tous les maux, c’est à la fois dangereux et, en effet, réducteur. Dangereux d’un point de vue social et économique (on peut le constater avec le cas d’Uber et la révolte de ses chauffeurs), mais aussi politique. Les entrepreneurs californiens, sous couvert de l’aspect novateur et disruptif de la technologie, pèsent fortement sur les décisions politiques liées au numérique. Grâce, notamment, à un fort </text:span><text:span text:style-name="T29">lobbying </text:span><text:span text:style-name="T46">au près des institutions européennes (</text:span><text:span text:style-name="T51">près de 13 millions d’euros sont dépensés chaque année par</text:span><text:span text:style-name="T33"> </text:span><text:span text:style-name="T46">Google, Microsoft, Facebok, Apple, Amazon, Twitter et Uber). Cela laisse champ libre à ces corporations de dicter leurs propres règles en matière d’intelligence artificielle, </text:span><text:span text:style-name="T51">en matière de protection des données personnelles, de fiscalité, de réglementations VTC...etc</text:span></text:p>
      <text:p text:style-name="P15"><text:soft-page-break/><text:span text:style-name="T51">C</text:span><text:span text:style-name="T39">ette vision réductrice des GAFAM amène à penser que le futur ne peut être conçu sans la technologie, que celle-ci serait même la pierre angulaire de l’avenir.</text:span></text:p>
      <text:p text:style-name="P39">///</text:p>
      <text:p text:style-name="P42">Prospérité économique Silicon Valley, Le problème Uber : exploitation de la main d’œuvre</text:p>
      <text:p text:style-name="P18"><text:span text:style-name="T41">[l’économie de la Silicon Valley]</text:span><text:span text:style-name="T39"> relève d’un modèle d’exploitation de la main-d’œuvre parmi les plus nocifs et asymétriques de ces dernières décennies. Dans le cas d’Uber, les coûts et les risques associés à cette activité — obligation de souscrire une assurance, de posséder un véhicule, d’envisager l’éventualité d’un arrêt-maladie ou la perspective de la retraite, etc. — sont tous à la charge du travailleur, tandis que l’« innovateur » californien qui a conçu le logiciel prélève la part du lion sur les gains ainsi dégagés </text:span></text:p>
      <text:h text:style-name="P1" text:outline-level="4">Design Apple</text:h>
      <text:p text:style-name="P9">"Steve Jobs cherche un designer industriel de rang international dans le but de définir un langage de design uniforme pour la marque." Langage design Snow White : blanc, léger, coins arrondis,</text:p>
      <text:p text:style-name="P5">"Le design d'interaction est la discipline qui définit comment se comportent les produits numériques"</text:p>
      <text:p text:style-name="P9">Interfaces plus seulement graphiques, tactiles/gestuelles/tangible (commande vocale)</text:p>
      <text:p text:style-name="Text_20_body"><text:span text:style-name="T1">Émergence des </text:span><text:span text:style-name="Emphasis"><text:span text:style-name="T1">chatbots</text:span></text:span><text:span text:style-name="T1">, design de service (Uber/Amazon) : </text:span><text:span text:style-name="Emphasis"><text:span text:style-name="T1">touchpoint</text:span></text:span><text:span text:style-name="T1">, les points de contact : ce qui met en relation un client/un fournisseur = relais d'une experience, le monde est entièrement refaçonné par les technologies numériques,</text:span></text:p>
      <text:p text:style-name="Text_20_body"><text:span text:style-name="T1">systèmes fermés, code source impénétrables, obsolescence programmée moi-même victime d'un défaut sur mon MacBook Pro datant de 2011, Apple m'a expliqué son impossibilité de réparer mon produit car celui-çi est </text:span><text:span text:style-name="Emphasis"><text:span text:style-name="T1">vintage</text:span></text:span><text:span text:style-name="T1">. Novlangue pour dire : a été cool mais il faudrait passer à autre chose. Alors que mon ordinateur était en très bon état, bien entretenu, mais une pièce manque et on ne peut rien y faire.</text:span></text:p>
      <text:p text:style-name="P9">design du produit et design d'interface = aseptisé tous les produits se ressemblent, les usages tendent à se normaliser</text:p>
      <text:p text:style-name="P4"/>
      <text:list xml:id="list204559479894276521" text:style-name="L2">
        <text:list-item>
          <text:p text:style-name="P43"><text:a xlink:type="simple" xlink:href="http://crapfutures.tumblr.com/post/140023361179/technological-dreams" text:style-name="Internet_20_link" text:visited-style-name="Visited_20_Internet_20_Link"><text:span text:style-name="Emphasis"><text:span text:style-name="T1">Technological Dreams</text:span></text:span></text:a><text:span text:style-name="T1"> : comment se met en place une utopie, pourquoi nos utopies sont-elles récurentes ?</text:span></text:p>
        </text:list-item>
        <text:list-item>
          <text:p text:style-name="P43"><text:a xlink:type="simple" xlink:href="https://www.theguardian.com/technology/2016/may/03/tim-cook-iphone-model-upgrade?CMP=share_btn_tw" text:style-name="Internet_20_link" text:visited-style-name="Visited_20_Internet_20_Link"><text:span text:style-name="T1">Idéologie Apple</text:span></text:a></text:p>
        </text:list-item>
        <text:list-item>
          <text:p text:style-name="P43"><text:span text:style-name="Emphasis"><text:span text:style-name="T1">Why automate? Why innovate? To what ultimate end?</text:span></text:span></text:p>
        </text:list-item>
        <text:list-item>
          <text:p text:style-name="P40"><text:span text:style-name="Strong_20_Emphasis"><text:span text:style-name="T1">Failed futures</text:span></text:span><text:span text:style-name="T1"> : </text:span><text:span text:style-name="Emphasis"><text:span text:style-name="T1">Design fiction with a less critical (and more commercial) edge will continue to appeal to innovative corporations anxious to configure new offerings to fit better with as yet undefined markets. Their overriding aim is to reduce the chances of an innovation being lost in the ‘valley of death’ between a bright idea and a successful product that preys on the minds of budget-holders.</text:span></text:span></text:p>
        </text:list-item>
        <text:list-item>
          <text:p text:style-name="P37">résumé eric sadin silicolonisation</text:p>
        </text:list-item>
      </text:list>
      <text:p text:style-name="Quotations"><text:span text:style-name="T1">analyse le fait que la silicolonisation incarne insolente réussite industrielle de notre temps, silicon valley : territoire + génère un </text:span><text:span text:style-name="Strong_20_Emphasis"><text:span text:style-name="T1">esprit</text:span></text:span><text:span text:style-name="T1">, modèle partout célébré, modèle civilationnel, marchandisation de la vie, algorithmisation, </text:span><text:span text:style-name="Strong_20_Emphasis"><text:span text:style-name="T1">ADN de la californie</text:span></text:span><text:span text:style-name="T1"> : contestation du passé associé a une industrialisation, technologisme, technologies numériques seraient, travail pour le </text:span><text:soft-page-break/><text:span text:style-name="T1">"bien de l'humanité", vitesse exponentielle, plus seulement dans le moment de l'internet, dans le moment des objets connectés ! </text:span></text:p>
      <text:p text:style-name="Text_20_body"><text:span text:style-name="T1">capteurs, intelligence artificielles, en quoi sont-ils dangereux ? </text:span><text:span text:style-name="Strong_20_Emphasis"><text:span text:style-name="T1">visibilité de plus en plus intégrale</text:span></text:span><text:span text:style-name="T1">, voit nos comportements en temps réel, </text:span><text:span text:style-name="Strong_20_Emphasis"><text:span text:style-name="T1">monétisation de cette connaissance</text:span></text:span><text:span text:style-name="T1">, balance connecté : plateforme qui propose des produits, lits/frigo...etc faileds futures!! attention éric!!, AI va organiser nos vies tout le temps, industrie de vie, économie dans le flux de la vie, système qui interprète en temps réel, rétro-agisse, </text:span><text:span text:style-name="Strong_20_Emphasis"><text:span text:style-name="T1">recouvrir tous les champs de la vie</text:span></text:span><text:span text:style-name="T1">, mesures de performances du personnel (entreprise), </text:span><text:span text:style-name="Strong_20_Emphasis"><text:span text:style-name="T1">comment s'opposer à des décisions algorithmiques ?</text:span></text:span><text:span text:style-name="T1"> </text:span></text:p>
      <text:p text:style-name="P9">vision pessimiste!! apporte une forme de progrès ces objets, la VIE est collectée, possibilité, techno-libéralisme, de faire ce qu'ils veulent, "techno-libertarisme", industrie viole les lois, esprit "siliconien", libéralisme "solaire", géants du numérique monte des opérations complexes pour se soustraire à l'impot, conditions de travail déplorables, pratiques qui relèvent de l'illégalité/criminalité,</text:p>
      <text:p text:style-name="P4"/>
      <text:h text:style-name="P1" text:outline-level="4">Design Fiction</text:h>
      <text:p text:style-name="P9"/>
      <text:p text:style-name="P31"><text:span text:style-name="T24">On cite souvent</text:span><text:span text:style-name="T1"> </text:span><text:span text:style-name="Strong_20_Emphasis"><text:span text:style-name="T55">Dieter Rams</text:span></text:span><text:span text:style-name="T1"> et </text:span><text:span text:style-name="T24">s</text:span><text:span text:style-name="T1">es 10 principes de </text:span><text:span text:style-name="T25">bon design </text:span><text:span text:style-name="T54">pour définir une vision d’un </text:span><text:span text:style-name="T35">design parfait</text:span><text:span text:style-name="T54">.</text:span><text:span text:style-name="T1"> la vision de Google, étudier les formes de design que prennent les produits/services des grandes sociétés technologiques, Quel est le rôle de la technologie dans la vie de tous les jours, notion </text:span><text:span text:style-name="Strong_20_Emphasis"><text:span text:style-name="T1">d'interaction</text:span></text:span></text:p>
      <text:p text:style-name="P32">Design critique : mouvement qui remet en question le design, pose de nouvelles perspectives...etc. Design Fiction, speculative design, future design...etc = émergent du critical design, forment un tout ? plusieurs branches, une même volonté ?</text:p>
      <text:p text:style-name="P31"><text:span text:style-name="T1">Il faut penser à l'émergence de ces mouvements, les étudier : voir l'essai de </text:span><text:span text:style-name="Strong_20_Emphasis"><text:span text:style-name="T1">Justine Peneau</text:span></text:span><text:span text:style-name="T1"> à ce sujet : </text:span><text:span text:style-name="Emphasis"><text:span text:style-name="T1">une critique du design critique</text:span></text:span></text:p>
      <text:list xml:id="list7322531454037213139" text:style-name="L1">
        <text:list-item>
          <text:p text:style-name="P36">Faillite de l'idéologie de la neutralité du design</text:p>
        </text:list-item>
        <text:list-item>
          <text:p text:style-name="P36">conception de "produits hypothétiques" (Léchot Hirt), mi-chemin entre réalité et fiction, "contester les idées étroites, préconçues, et toutes faites sur le rôle des produits dans la vie quotidienne" (tradition design radial italien), place au musée ?, position plutôt qu'une méthode,</text:p>
        </text:list-item>
      </text:list>
      <text:p text:style-name="P30">Archizoom et Superstudio : "la possibilité d’une approche critique de la société par le design."</text:p>
      <text:p text:style-name="P30">Le rôle de la technologie : <text:span text:style-name="Emphasis">Every technology starts with a story.</text:span></text:p>
      <text:p text:style-name="Quotations"><text:span text:style-name="T1">Designers ‘test a near future by creating product manuals to probable improbable things - </text:span><text:a xlink:type="simple" xlink:href="https://aeon.co/essays/technology-starts-with-imagination-not-analysis" text:style-name="Internet_20_link" text:visited-style-name="Visited_20_Internet_20_Link"><text:span text:style-name="T1">Design the Future</text:span></text:a></text:p>
      <text:list xml:id="list7816599950232555365" text:style-name="L3">
        <text:list-item>
          <text:p text:style-name="P41"><text:span text:style-name="Strong_20_Emphasis"><text:span text:style-name="T1">Une méthodologie</text:span></text:span><text:span text:style-name="T1"> qui s'écarte du design traditionnel : </text:span><text:span text:style-name="Strong_20_Emphasis"><text:span text:style-name="T1">what-if scenario</text:span></text:span><text:span text:style-name="T1"> (Dunne &amp; Rabby), Austin Houldsworth has developed a methodology he calls </text:span><text:a xlink:type="simple" xlink:href="http://crapfutures.tumblr.com/post/150957611069/three-stages-of-design-fiction-energy-futures" text:style-name="Internet_20_link" text:visited-style-name="Visited_20_Internet_20_Link"><text:span text:style-name="Strong_20_Emphasis"><text:span text:style-name="T1">counter-fictional design</text:span></text:span></text:a><text:span text:style-name="T1">, </text:span><text:a xlink:type="simple" xlink:href="http://crapfutures.tumblr.com/post/153171362019/a-crap-futures-manifesto" text:style-name="Internet_20_link" text:visited-style-name="Visited_20_Internet_20_Link"><text:span text:style-name="T1">crap futures manifesto</text:span></text:a></text:p>
        </text:list-item>
        <text:list-item>
          <text:p text:style-name="P41"><text:span text:style-name="Strong_20_Emphasis"><text:span text:style-name="T1">Répondre à des questions</text:span></text:span><text:span text:style-name="T1"> : </text:span><text:span text:style-name="Emphasis"><text:span text:style-name="T1">A good example of a new way of questioning technology: design fiction. As questions about technological choices trouble us more and more, it could be that design fiction, not science, has the better answers.</text:span></text:span></text:p>
        </text:list-item>
        <text:list-item>
          <text:p text:style-name="P41"><text:span text:style-name="Strong_20_Emphasis"><text:span text:style-name="T1">Utiliser la fiction</text:span></text:span><text:span text:style-name="T1"> --&gt; </text:span><text:span text:style-name="Strong_20_Emphasis"><text:span text:style-name="T1">imaginer</text:span></text:span><text:span text:style-name="T1"> : </text:span><text:span text:style-name="Emphasis"><text:span text:style-name="T1">The future facts are imagined, but not fanciful in the context of current research. They might never happen, but they </text:span></text:span><text:span text:style-name="Emphasis"><text:span text:style-name="Strong_20_Emphasis"><text:span text:style-name="T1">could</text:span></text:span></text:span><text:span text:style-name="Emphasis"><text:span text:style-name="T1">.</text:span></text:span><text:span text:style-name="T1">, </text:span><text:span text:style-name="Emphasis"><text:span text:style-name="T1">Seeing an unfinished story, people </text:span></text:span><text:soft-page-break/><text:span text:style-name="Emphasis"><text:span text:style-name="T1">responded by supplying their own scripts.</text:span></text:span><text:span text:style-name="T1"> mais aussi </text:span><text:span text:style-name="Strong_20_Emphasis"><text:span text:style-name="T1">promouvoir</text:span></text:span><text:span text:style-name="T1"> : </text:span><text:span text:style-name="Emphasis"><text:span text:style-name="T1">Sci-fi media can be astonishingly effective at promoting possible technologies.</text:span></text:span></text:p>
        </text:list-item>
        <text:list-item>
          <text:p text:style-name="P41"><text:span text:style-name="Strong_20_Emphasis"><text:span text:style-name="T1">Susciter le débat</text:span></text:span><text:span text:style-name="T1"> : en interrogeant le futur, les designers créent un contexte favorable à la discussion, à l'interrogation, et au débat autour de certaines questions éthiques, politiques, sociales...etc</text:span></text:p>
        </text:list-item>
      </text:list>
      <text:p text:style-name="P9">ce qui réunit la vision du futur gafam et design fiction = la technologie ? le progrès ?</text:p>
      <text:p text:style-name="P9"/>
      <text:p text:style-name="P9"/>
      <text:h text:style-name="P2" text:outline-level="4">Futur et rétro-futurs</text:h>
      <text:p text:style-name="P8"><text:span text:style-name="T56">Il ne faut pas penser le futur comme la prédiction de ce qu’il va se produire : cela n’a aucun intérêt. Ce qui est intéressant dans l’idée de futur, c’est l’idée des </text:span><text:span text:style-name="T58">possibles</text:span><text:span text:style-name="T56">. L</text:span>'idée de Futur sous plusieurs angles : Liberté / Responsabilité / Contrainte, concepts de <text:span text:style-name="Strong_20_Emphasis">présent</text:span>, <text:span text:style-name="Strong_20_Emphasis">possible</text:span> et <text:span text:style-name="Strong_20_Emphasis">imaginaire</text:span> sont en tension, définir ce qu'est une <text:span text:style-name="Strong_20_Emphasis">utopie</text:span>, une <text:span text:style-name="Strong_20_Emphasis">dystopie</text:span>, comment se "fabrique" le futur ?,"<text:span text:style-name="T60">raconter le futur aujourd’hui</text:span>" (voir le livre d'Ariel Colonomos), ou encore "une brève histoire de l'avenir", de quoi parle t-on quand on parle de futur ?, relation au temps : futur proche, futur lointain mais aussi <text:span text:style-name="Strong_20_Emphasis">atemporalité</text:span> (Bruce Sterling) : un futur qui apparaît continuellement dans le présent. Étudier aussi le concept de Rétro-Futurs, de rétro-types (Alain Bublex) : les futurs qui nous hântent, qui ne se sont pas réalisés, qui nour<text:span text:style-name="T60">r</text:span>issent l'imaginaire collectif... Qu'est ce que le rétro-futurisme, en quoi cela à voir avec le design spéculati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58:01.822000000</meta:creation-date>
    <dc:date>2017-01-17T01:47:58.844000000</dc:date>
    <meta:editing-duration>PT5H14M21S</meta:editing-duration>
    <meta:editing-cycles>49</meta:editing-cycles>
    <meta:generator>LibreOffice/5.1.6.2$Windows_x86 LibreOffice_project/07ac168c60a517dba0f0d7bc7540f5afa45f0909</meta:generator>
    <meta:document-statistic meta:table-count="0" meta:image-count="0" meta:object-count="0" meta:page-count="7" meta:paragraph-count="73" meta:word-count="3603" meta:character-count="22848" meta:non-whitespace-character-count="19306"/>
  </office:meta>
</office:document-meta>
</file>